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top="0.15cm" fo:margin-bottom="0.15cm" fo:line-height="150%" fo:text-align="justify"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line Resources</text:h>
      <text:p text:style-name="P2"><draw:frame draw:style-name="fr1" draw:name="graphics1" text:anchor-type="paragraph" svg:width="16.933cm" svg:height="0.132cm" draw:z-index="0"><draw:image xlink:href="../../../../../../usr/lib/libreoffice/share/gallery/rulers/blurulr6.gif" xlink:type="simple" xlink:show="embed" xlink:actuate="onLoad"/></draw:frame></text:p>
      <text:p text:style-name="P2">Ruby has got a excellent online community of hackers who are ready to help almost any one who has almost any doubt about Ruby. They love the programming language and want others to love and experience it too.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Heading_20_2" text:outline-level="2">Ruby Website</text:h>
      <text:p text:style-name="Text_20_body">URL: <text:a xlink:type="simple" xlink:href="http://ruby-lang.org/">http://ruby-lang.org</text:a> </text:p>
      <text:p text:style-name="P2">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basics of Ruby programming. Ruby is such a simple language that you just need 20 minutes to grasp it! Trust me its true!</text:p>
      <text:h text:style-name="Heading_20_2" text:outline-level="2">Ruby Forum</text:h>
      <text:p text:style-name="Text_20_body">URL: <text:a xlink:type="simple" xlink:href="http://www.ruby-forum.com/">http://www.ruby-forum.com/</text:a></text:p>
      <text:p text:style-name="P2">So where to go if you have doubts with Ruby? You can visit <text:a xlink:type="simple" xlink:href="http://www.ruby-forum.com/">http://www.ruby-forum.com/</text:a> which is a website thats nothing but collection of Ruby forums and contains lot of question and answers about Ruby. No matter how stupid it may be, you can post your question. A kind enough gentle man (or a lady if you are lucky) will answer it. For the sake of heaven, never fail to ask questions. The difference between a good and great programmer could be just a question you ask. </text:p>
      <text:h text:style-name="Heading_20_2" text:outline-level="2">Twitter</text:h>
      <text:p text:style-name="Text_20_body">URL: <text:a xlink:type="simple" xlink:href="http://twitter.com/">http://twitter.com</text:a> </text:p>
      <text:p text:style-name="P2">Twitter is a socializing website. Then why on Earth am I putting it here. Well lot of Ruby programmers use twitter, possibly because its written with Ruby. To know the latest news about “Ruby Programming”, type it in the search bar and press search. You will get latest trending topics about Ruby language. Try searches like “Ruby language” and blah bla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list-style-name=""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list-style-name=""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2T09:12:42</dc:date>
    <dc:creator>Webtoday </dc:creator>
    <meta:editing-duration>PT24M57S</meta:editing-duration>
    <meta:editing-cycles>10</meta:editing-cycles>
    <meta:document-statistic meta:table-count="0" meta:image-count="1" meta:object-count="0" meta:page-count="1" meta:paragraph-count="11" meta:word-count="325" meta:character-count="1851" meta:non-whitespace-character-count="1534"/>
  </office:meta>
</office:document-meta>
</file>